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e3bb92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3bb92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fo:font-weight="bold" officeooo:paragraph-rsid="01eae8c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47" style:family="paragraph" style:parent-style-name="Standard">
      <style:text-properties style:font-name="Inter1" officeooo:paragraph-rsid="0192b585"/>
    </style:style>
    <style:style style:name="P48" style:family="paragraph" style:parent-style-name="Standard">
      <style:text-properties style:font-name="Inter1" officeooo:paragraph-rsid="01bd823b"/>
    </style:style>
    <style:style style:name="P49" style:family="paragraph" style:parent-style-name="Standard">
      <style:text-properties style:font-name="Inter1" officeooo:paragraph-rsid="018061f8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officeooo:paragraph-rsid="018061f8"/>
    </style:style>
    <style:style style:name="P52" style:family="paragraph" style:parent-style-name="Standard">
      <style:text-properties officeooo:paragraph-rsid="016f1dab"/>
    </style:style>
    <style:style style:name="P53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4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bd823b"/>
    </style:style>
    <style:style style:name="P6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cd980c" officeooo:paragraph-rsid="01ce847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text-properties style:font-name="Inter1" fo:font-size="10pt" fo:font-style="normal" style:text-underline-style="none" fo:font-weight="normal" officeooo:rsid="01aedd20" officeooo:paragraph-rsid="01e1f8a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0df5c81" officeooo:paragraph-rsid="01bd823b" style:font-weight-asian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41ba85" officeooo:paragraph-rsid="01bd823b" style:font-weight-asian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name-asian="Roboto2" style:font-size-asian="10pt" style:font-name-complex="Roboto2" style:font-size-complex="10pt"/>
    </style:style>
    <style:style style:name="T3" style:family="text">
      <style:text-properties fo:font-size="10pt" officeooo:rsid="012a0f54" style:font-name-asian="Roboto2" style:font-size-asian="10pt" style:font-name-complex="Roboto2" style:font-size-complex="10pt"/>
    </style:style>
    <style:style style:name="T4" style:family="text">
      <style:text-properties fo:font-size="10pt" officeooo:rsid="01294c75" style:font-name-asian="Roboto2" style:font-size-asian="10pt" style:font-name-complex="Roboto2" style:font-size-complex="10pt"/>
    </style:style>
    <style:style style:name="T5" style:family="text">
      <style:text-properties fo:font-size="10pt" officeooo:rsid="00bc0279" style:font-name-asian="Roboto2" style:font-size-asian="10pt" style:font-name-complex="Roboto2" style:font-size-complex="10pt"/>
    </style:style>
    <style:style style:name="T6" style:family="text">
      <style:text-properties fo:font-size="10pt" officeooo:rsid="008f9311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19a0109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dea00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6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6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7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8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2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cd980c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dcdc81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1475f55" style:font-weight-asian="normal" style:font-weight-complex="normal"/>
    </style:style>
    <style:style style:name="T107" style:family="text">
      <style:text-properties fo:font-weight="normal" officeooo:rsid="01eae8cc" style:font-weight-asian="normal" style:font-weight-complex="normal"/>
    </style:style>
    <style:style style:name="T108" style:family="text">
      <style:text-properties fo:font-weight="normal" officeooo:rsid="01eae8cc" style:font-weight-asian="normal" style:font-weight-complex="bold"/>
    </style:style>
    <style:style style:name="T109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0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1" style:family="text">
      <style:text-properties officeooo:rsid="0094c2de"/>
    </style:style>
    <style:style style:name="T112" style:family="text">
      <style:text-properties fo:color="#000000" style:font-name="Inter1" style:text-underline-style="none"/>
    </style:style>
    <style:style style:name="T113" style:family="text">
      <style:text-properties officeooo:rsid="0134be7f"/>
    </style:style>
    <style:style style:name="T114" style:family="text">
      <style:text-properties officeooo:rsid="014965fe"/>
    </style:style>
    <style:style style:name="T115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7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8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9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1" fo:font-size="10pt" style:font-size-asian="10pt" style:font-size-complex="10pt"/>
    </style:style>
    <style:style style:name="T122" style:family="text">
      <style:text-properties style:font-name="Inter1" fo:font-size="10pt" officeooo:rsid="01a964e2" style:font-size-asian="10pt" style:font-size-complex="10pt"/>
    </style:style>
    <style:style style:name="T123" style:family="text">
      <style:text-properties style:font-name="Inter1" fo:font-size="10pt" officeooo:rsid="01db6890" style:font-size-asian="10pt" style:font-size-complex="10pt"/>
    </style:style>
    <style:style style:name="T124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8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1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0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1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2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3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style:font-name-asian="Roboto2" style:font-size-asian="10pt" style:font-name-complex="Roboto2" style:font-size-complex="10pt"/>
    </style:style>
    <style:style style:name="T156" style:family="text">
      <style:text-properties fo:color="#0066b3" style:font-name="Inter1" style:text-underline-style="solid" style:text-underline-width="auto" style:text-underline-color="font-color"/>
    </style:style>
    <style:style style:name="T157" style:family="text">
      <style:text-properties officeooo:rsid="0190cd32"/>
    </style:style>
    <style:style style:name="T158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9" style:family="text">
      <style:text-properties officeooo:rsid="014ff28a"/>
    </style:style>
    <style:style style:name="T160" style:family="text">
      <style:text-properties officeooo:rsid="01a964e2"/>
    </style:style>
    <style:style style:name="T161" style:family="text">
      <style:text-properties officeooo:rsid="01aa114e"/>
    </style:style>
    <style:style style:name="T162" style:family="text">
      <style:text-properties officeooo:rsid="01ac23ff"/>
    </style:style>
    <style:style style:name="T163" style:family="text">
      <style:text-properties officeooo:rsid="01c381c7"/>
    </style:style>
    <style:style style:name="T164" style:family="text">
      <style:text-properties officeooo:rsid="01ca2b74" style:font-weight-complex="bold"/>
    </style:style>
    <style:style style:name="T165" style:family="text">
      <style:text-properties officeooo:rsid="01eae8cc" style:font-weight-complex="bold"/>
    </style:style>
    <style:style style:name="T166" style:family="text">
      <style:text-properties officeooo:rsid="01cb049a"/>
    </style:style>
    <style:style style:name="T167" style:family="text">
      <style:text-properties officeooo:rsid="01cc2d83"/>
    </style:style>
    <style:style style:name="T168" style:family="text">
      <style:text-properties officeooo:rsid="01cfe683"/>
    </style:style>
    <style:style style:name="T169" style:family="text">
      <style:text-properties officeooo:rsid="01d2d740"/>
    </style:style>
    <style:style style:name="T170" style:family="text">
      <style:text-properties officeooo:rsid="01dc007e"/>
    </style:style>
    <style:style style:name="T171" style:family="text">
      <style:text-properties style:font-name="Inter Extra Bold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11">R</text:span>ICHARD <text:span text:style-name="T167">S. </text:span>ZHU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<text:a xlink:type="simple" xlink:href="mailto:rszhu@berkeley.edu" text:style-name="Internet_20_link" text:visited-style-name="Visited_20_Internet_20_Link"><text:span text:style-name="T112">rszhu@berkeley.edu</text:span></text:a></text:p>
            <text:p text:style-name="P27">858-371-8838</text:p>
            <text:p text:style-name="P26">Berkeley, CA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8"><text:a xlink:type="simple" xlink:href="https://www.linkedin.com/in/rszhu/" text:style-name="Internet_20_link" text:visited-style-name="Visited_20_Internet_20_Link"><text:span text:style-name="T156">linkedin.com/in/rszhu</text:span></text:a></text:p>
            <text:p text:style-name="P28"><text:a xlink:type="simple" xlink:href="https://github.com/richardszhu" text:style-name="Internet_20_link" text:visited-style-name="Visited_20_Internet_20_Link"><text:span text:style-name="T156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56">ocf.io/rszhu</text:span></text:a>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1">B.A. Computer Science, </text:span><text:span text:style-name="T42">GPA 3.90</text:span><text:span text:style-name="T9"> <text:s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5.C1" office:value-type="string">
            <text:p text:style-name="P20"><text:span text:style-name="T164"><text:s/></text:span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74"><text:span text:style-name="T172">Top Margin : 0</text:span></text:p><text:p text:style-name="P74"><text:span text:style-name="T172">Bottom Margin : 0</text:span></text:p></office:annotation><text:span text:style-name="T72">Coursework:</text:span><office:annotation-end office:name="__Annotation__905_40995002133"/><text:span text:style-name="T35"> </text:span><text:span text:style-name="T36">Data Structures </text:span><text:span text:style-name="T39">and</text:span><text:span text:style-name="T37"> Algorithms</text:span><text:span text:style-name="T36">, </text:span><text:span text:style-name="T38">Structure of Computer Programs</text:span><text:span text:style-name="T31">, </text:span><text:span text:style-name="T33">Linear Algebra,</text:span><text:span text:style-name="T32"> </text:span><text:span text:style-name="T34">Designing Information Systems</text:span><text:span text:style-name="T9"> <text:s text:c="31"/></text:span><text:span text:style-name="T2"><text:s text:c="89"/></text:span><text:span text:style-name="T19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EXPERIENCE</text:p>
          </table:table-cell>
          <table:table-cell table:style-name="Table6.A1" office:value-type="string">
            <text:p text:style-name="P11"><text:span text:style-name="T116">California </text:span><text:span text:style-name="T120">PATH (</text:span><text:span text:style-name="Strong_20_Emphasis"><text:span text:style-name="T121">Partners for Advanced Transportation Technology</text:span></text:span><text:span text:style-name="Strong_20_Emphasis"><text:span text:style-name="T123">)</text:span></text:span></text:p>
            <text:p text:style-name="P14"><text:span text:style-name="T30">Research Assistant</text:span><text:span text:style-name="T9"> <text:s text:c="26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6.C1" office:value-type="string">
            <text:p text:style-name="P4"><text:span text:style-name="T46"><text:s/></text:span><text:span text:style-name="T45">Berkeley</text:span><text:span text:style-name="T44">, CA</text:span></text:p>
            <text:p text:style-name="P16"><text:span text:style-name="T20"><text:s/></text:span><text:span text:style-name="T22">Oct</text:span><text:span text:style-name="T21">.</text:span><text:span text:style-name="T25"> 201</text:span><text:span text:style-name="T26">9</text:span><text:span text:style-name="T25"> — </text:span><text:span text:style-name="T29">Jan</text:span><text:span text:style-name="T28">. 2020</text:span></text:p>
          </table:table-cell>
        </table:table-row>
      </table:table>
      <text:p text:style-name="P5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/>
          </table:table-cell>
          <table:table-cell table:style-name="Table11.A1" office:value-type="string">
            <text:list xml:id="list3228885233" text:style-name="L1">
              <text:list-item>
                <text:p text:style-name="P53"><text:span text:style-name="T133">Helped e</text:span><text:span text:style-name="T124">valuate potential safety impacts</text:span><text:span text:style-name="T125"> </text:span><text:span text:style-name="T126">o</text:span><text:span text:style-name="T124">f </text:span><text:span text:style-name="T131">the</text:span><text:span text:style-name="T125"> </text:span><text:span text:style-name="T126">Caltrans-</text:span><text:span text:style-name="T132">proposed</text:span><text:span text:style-name="T127"> “</text:span><text:span text:style-name="T126">Yellow Alert”</text:span><text:span text:style-name="T128"> </text:span><text:span text:style-name="T131">high</text:span><text:span text:style-name="T128">way </text:span><text:span text:style-name="T129">messag</text:span><text:span text:style-name="T130">e</text:span><text:span text:style-name="T126"> system</text:span><text:span text:style-name="T128"> </text:span><text:span text:style-name="Strong_20_Emphasis"><text:span text:style-name="T134">by automating portions</text:span></text:span><text:span text:style-name="T133"> of the data collection and analysis process</text:span></text:p>
              </text:list-item>
              <text:list-item>
                <text:p text:style-name="P54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7">driving</text:span><text:span text:style-name="T50"> </text:span><text:span text:style-name="T47">simulation</text:span><text:span text:style-name="T48"> </text:span><text:span text:style-name="T57">experiments</text:span></text:p>
              </text:list-item>
              <text:list-item>
                <text:p text:style-name="P54"><text:span text:style-name="Strong_20_Emphasis"><text:span text:style-name="T54">Wrote Python scripts to </text:span></text:span><text:span text:style-name="Strong_20_Emphasis"><text:span text:style-name="T49">extract key points from trial data sets, </text:span></text:span><text:span text:style-name="Strong_20_Emphasis"><text:span text:style-name="T73">using Python statistics libraries</text:span></text:span></text:p>
              </text:list-item>
              <text:list-item>
                <text:p text:style-name="P55"><text:span text:style-name="Strong_20_Emphasis"><text:span text:style-name="T59">Worked with</text:span></text:span><text:span text:style-name="Strong_20_Emphasis"><text:span text:style-name="T58"> thousands of data points from over 40 unique driver trials</text:span></text:span></text:p>
              </text:list-item>
            </text:list>
          </table:table-cell>
        </table:table-row>
      </table:table>
      <text:p text:style-name="P4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1"/>
          </table:table-cell>
          <table:table-cell table:style-name="Table12.A1" office:value-type="string">
            <text:p text:style-name="P12"><text:span text:style-name="Strong_20_Emphasis"><text:span text:style-name="T122">UC Berkeley College of Engineering</text:span></text:span></text:p>
            <text:p text:style-name="P21"><text:span text:style-name="Strong_20_Emphasis"><text:span text:style-name="T154">Academic Intern</text:span></text:span><text:span text:style-name="T149"> <text:s/></text:span><text:span text:style-name="T115"><text:s text:c="27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2.C1" office:value-type="string">
            <text:p text:style-name="P2"><text:span text:style-name="T160">Berkeley</text:span>, CA</text:p>
            <text:p text:style-name="P17"><text:span text:style-name="T20"><text:s/>J</text:span><text:span text:style-name="T23">an</text:span><text:span text:style-name="T20">.</text:span><text:span text:style-name="T25"> 20</text:span><text:span text:style-name="T27">20</text:span><text:span text:style-name="T25"> — </text:span><text:span text:style-name="T27">Present</text:span></text:p>
          </table:table-cell>
        </table:table-row>
      </table:table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list xml:id="list193334465685702" text:continue-numbering="true" text:style-name="L1">
              <text:list-item>
                <text:p text:style-name="P61"><text:span text:style-name="T162">Helped run</text:span> lab sections for The Structure and Interpretation of Computer Programs (CS 61A)</text:p>
              </text:list-item>
              <text:list-item>
                <text:p text:style-name="P61">T<text:span text:style-name="T161">aught</text:span> fundamental <text:span text:style-name="T163">CS</text:span> <text:span text:style-name="T163">concepts such as recursion, abstraction, and O.O.P.</text:span> to <text:span text:style-name="T166">30 students</text:span></text:p>
              </text:list-item>
              <text:list-item>
                <text:p text:style-name="P63"><text:span text:style-name="T162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<office:annotation office:name="__Annotation__1352_1647437908"><dc:creator>Unknown Author</dc:creator><dc:date>2020-01-04T16:43:11.210977179</dc:date><text:p text:style-name="P74"><text:span text:style-name="T173">Projects all one table except HEADER</text:span></text:p></office:annotation><text:span text:style-name="T171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14">I</text:span></text:span><text:span text:style-name="Strong_20_Emphasis"><text:span text:style-name="T15">nvestment </text:span></text:span><text:span text:style-name="Strong_20_Emphasis"><text:span text:style-name="T16">Portfolio Diversity Visualiz</text:span></text:span><text:span text:style-name="Strong_20_Emphasis"><text:span text:style-name="T17">er </text:span></text:span><text:span text:style-name="Strong_20_Emphasis"><text:span text:style-name="T11">(</text:span></text:span><text:span text:style-name="Strong_20_Emphasis"><text:span text:style-name="T10">Python</text:span></text:span><text:span text:style-name="Strong_20_Emphasis"><text:span text:style-name="T11">)</text:span></text:span></text:p>
            <text:list xml:id="list193335090408602" text:continue-numbering="true" text:style-name="L1">
              <text:list-item>
                <text:p text:style-name="P60"><text:span text:style-name="T76">Won </text:span><text:span text:style-name="T77">the </text:span><text:span text:style-name="T78">BlackRock API Prize at Cal Hacks </text:span><text:span text:style-name="T79">6.0</text:span><text:span text:style-name="T75">,</text:span><text:span text:style-name="T56"> the largest collegiate hackathon in the world</text:span></text:p>
              </text:list-item>
              <text:list-item>
                <text:p text:style-name="P56"><text:span text:style-name="T60">Built</text:span><text:span text:style-name="T61"> </text:span><text:span text:style-name="T60">a </text:span><text:span text:style-name="T61">tool</text:span><text:span text:style-name="T55"> </text:span><text:span text:style-name="T66">that helps users gain insight into the diversity of</text:span><text:span text:style-name="T55"> </text:span><text:span text:style-name="T66">an </text:span><text:span text:style-name="T55">investment portfolio </text:span><text:span text:style-name="T71">in relation to</text:span><text:span text:style-name="T55"> any</text:span><text:span text:style-name="T65"> </text:span><text:span text:style-name="T66">applicable </text:span><text:span text:style-name="T55">security </text:span><text:span text:style-name="T67">data </text:span><text:span text:style-name="T55">attribute </text:span><text:span text:style-name="T67">(e.g., sector, asset type, or country)</text:span></text:p>
              </text:list-item>
              <text:list-item>
                <text:p text:style-name="P57"><text:span text:style-name="T81">Leveraged</text:span><text:span text:style-name="T82"> BlackRock’</text:span><text:span text:style-name="T83">s</text:span><text:span text:style-name="T82"> API to </text:span><text:span text:style-name="T84">compile </text:span><text:span text:style-name="T82">and categorize </text:span><text:span text:style-name="T85">security</text:span><text:span text:style-name="T82"> data</text:span><text:span text:style-name="T85"> </text:span><text:span text:style-name="T87">from </text:span><text:span text:style-name="T86">a </text:span><text:span text:style-name="T87">set of stock tickers</text:span></text:p>
              </text:list-item>
              <text:list-item>
                <text:p text:style-name="P58"><text:span text:style-name="T62">Integrated</text:span><text:span text:style-name="T55"> MatPlotLib to visualize </text:span><text:span text:style-name="T63">calculated diversity</text:span><text:span text:style-name="T55"> data and create a GUI for </text:span><text:span text:style-name="T65">portfolio </text:span><text:span text:style-name="T64">input</text:span><text:span text:style-name="T55"> <text:s text:c="3"/></text:span><text:span text:style-name="T74"><text:s text:c="7"/></text:span><text:span text:style-name="T55"><text:s/></text:span><text:span text:style-name="T74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6"><text:span text:style-name="Strong_20_Emphasis"><text:span text:style-name="T11">Bomberman Remastered </text:span></text:span><text:span text:style-name="Strong_20_Emphasis"><text:span text:style-name="T13">(Java)</text:span></text:span></text:p>
            <text:list xml:id="list193333781073803" text:continue-numbering="true" text:style-name="L1">
              <text:list-item>
                <text:p text:style-name="P64">Voted in the top 3 when presented at a school project fair </text:p>
              </text:list-item>
              <text:list-item>
                <text:p text:style-name="P65">Created an improved remake of the game Bomberman that runs on modern operating systems</text:p>
              </text:list-item>
              <text:list-item>
                <text:p text:style-name="P66">Devised a <text:span text:style-name="T113">completely original</text:span> “competitive mode”, featuring dynamic multiplayer gameplay</text:p>
              </text:list-item>
              <text:list-item>
                <text:p text:style-name="P59"><text:span text:style-name="T68">Utilized the Java Swing toolkit to design </text:span><text:span text:style-name="T69">menus</text:span><text:span text:style-name="T70">,</text:span><text:span text:style-name="T68"> </text:span><text:span text:style-name="T70">handle controls, and execute game events</text:span><text:span text:style-name="T74"> <text:s text:c="5"/></text:span><text:span text:style-name="T55"><text:s/></text:span><text:span text:style-name="T74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"><text:span text:style-name="Strong_20_Emphasis"><text:span text:style-name="T1">Personal Website (HTML, CSS, JavaScript) </text:span></text:span></text:p>
            <text:list xml:id="list193334414575232" text:continue-numbering="true" text:style-name="L1">
              <text:list-item>
                <text:p text:style-name="P69"><text:span text:style-name="T89">Designed and </text:span><text:span text:style-name="T90">built</text:span><text:span text:style-name="T83"> a </text:span><text:span text:style-name="T80">personal </text:span><text:span text:style-name="T101">site</text:span><text:span text:style-name="T91"> </text:span><text:span text:style-name="T93">from scratch, </text:span><text:span text:style-name="T89">utilizing</text:span><text:span text:style-name="T92"> the Bootstrap </text:span><text:span text:style-name="T93">front end</text:span><text:span text:style-name="T83"> </text:span><text:span text:style-name="T92">framework</text:span></text:p>
              </text:list-item>
              <text:list-item>
                <text:p text:style-name="P67">Ensured <text:span text:style-name="T168">font and layout compatibility</text:span> <text:span text:style-name="T168">for any</text:span> operating system, display size, <text:span text:style-name="T170">or web </text:span>browser</text:p>
              </text:list-item>
              <text:list-item>
                <text:p text:style-name="P70"><text:span text:style-name="T91">H</text:span><text:span text:style-name="T94">osted page files remotely on UC Berkeley Open Computing Facility servers, via SSH </text:span><text:span text:style-name="T102">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6"><text:span text:style-name="Strong_20_Emphasis"><text:span text:style-name="T12">Scheme Language Interpreter (Python)</text:span></text:span></text:p>
            <text:list xml:id="list193335082488367" text:continue-numbering="true" text:style-name="L1">
              <text:list-item>
                <text:p text:style-name="P73"><text:span text:style-name="T3">Constructed</text:span><text:span text:style-name="T4"> a</text:span><text:span text:style-name="T5">n i</text:span><text:span text:style-name="T6">nterpreter for the Scheme </text:span><text:span text:style-name="T8">functional </text:span><text:span text:style-name="T5">programming </text:span><text:span text:style-name="T6">language </text:span><text:span text:style-name="T7">(a dialect of Lisp)</text:span></text:p>
              </text:list-item>
              <text:list-item>
                <text:p text:style-name="P71"><text:span text:style-name="T100">Detailed cor</text:span><text:span text:style-name="T99">rect evaluation procedures for</text:span><text:span text:style-name="T88"> </text:span><text:span text:style-name="T95">exceptions, macros,</text:span><text:span text:style-name="T97"> </text:span><text:span text:style-name="T96">and</text:span><text:span text:style-name="T99"> </text:span><text:span text:style-name="T103">short-circuiting forms</text:span></text:p>
              </text:list-item>
              <text:list-item>
                <text:p text:style-name="P72"><text:span text:style-name="T99">Optimized memory by implementing</text:span><text:span text:style-name="T98"> tail </text:span><text:span text:style-name="T99">recursion</text:span><text:span text:style-name="T98">, environments, and le</text:span><text:span text:style-name="T99">xical/dynamic scoping</text:span></text:p>
              </text:list-item>
            </text:list>
          </table:table-cell>
        </table:table-row>
      </table:table>
      <text:p text:style-name="P4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4">ACTIVITIES</text:p>
          </table:table-cell>
          <table:table-cell table:style-name="Table13.A1" office:value-type="string">
            <text:p text:style-name="P10"><text:span text:style-name="T104">Catalyst for Success</text:span> <text:s/></text:p>
            <text:p text:style-name="P22"><text:span text:style-name="Strong_20_Emphasis"><text:span text:style-name="T152">Treasurer, </text:span></text:span><text:span text:style-name="Strong_20_Emphasis"><text:span text:style-name="T153">Senior Technology Mentor</text:span></text:span><text:span text:style-name="Strong_20_Emphasis"><text:span text:style-name="T118"> </text:span></text:span><text:span text:style-name="T117"><text:s/></text:span><text:span text:style-name="T115"><text:s text:c="24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3.A1" office:value-type="string">
            <text:p text:style-name="P3">San Diego, CA</text:p>
            <text:p text:style-name="P9"><text:span text:style-name="T20"><text:s text:c="2"/></text:span><text:span text:style-name="T25">Sep. 2017 — Aug. 2019</text:span></text:p>
          </table:table-cell>
        </table:table-row>
      </table:table>
      <text:p text:style-name="P45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193334283481848" text:continue-numbering="true" text:style-name="L1">
              <text:list-item>
                <text:p text:style-name="P68">Taught programming and circuitry at the library to over 200 students (Python, Javascript<text:span text:style-name="T169">)</text:span></text:p>
              </text:list-item>
              <text:list-item>
                <text:p text:style-name="P62">Worked with library officials to organize regular workshops and week-long summer camps</text:p>
              </text:list-item>
            </text:list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A<text:span text:style-name="T157">WARDS</text:span></text:p>
          </table:table-cell>
          <table:table-cell table:style-name="Table16.A1" office:value-type="string">
            <text:p text:style-name="P23"><text:span text:style-name="T159">Winner</text:span><text:span text:style-name="T109">, </text:span><text:span text:style-name="T105">CalHacks </text:span><text:span text:style-name="T106">6.0 BlackRock API Prize </text:span></text:p>
            <text:p text:style-name="P24"><text:span text:style-name="T1">Computer Science Scholar</text:span><text:span text:style-name="T109">,</text:span><text:span text:style-name="T158"> </text:span><text:span text:style-name="T110">I</text:span><text:span text:style-name="T105">ntuit Scholarship Program</text:span></text:p>
            <text:p text:style-name="P25"><text:span text:style-name="T136">Computer Science Scholar</text:span><text:span text:style-name="T135">,</text:span><text:span text:style-name="T139"> </text:span><text:span text:style-name="T148">Intuit George A. Hansen Program</text:span></text:p>
            <text:p text:style-name="P25"><text:span text:style-name="T138">Champion</text:span><text:span text:style-name="T141">, Southern California Developmental Soccer League Div. 1</text:span><text:span text:style-name="T115"> <text:s text:c="14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6.A1" office:value-type="string">
            <text:p text:style-name="P8"><text:span text:style-name="T25">O</text:span><text:span text:style-name="T24">ct. 2019</text:span></text:p>
            <text:p text:style-name="P18"><text:span text:style-name="T114">Apr</text:span>. 2019</text:p>
            <text:p text:style-name="P18"><text:span text:style-name="T114">Apr</text:span>. 2019</text:p>
            <text:p text:style-name="P19">Dec. 2018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5">SKILLS</text:p>
          </table:table-cell>
          <table:table-cell table:style-name="Table17.A1" office:value-type="string">
            <text:p text:style-name="P22"><text:span text:style-name="T143">Python, Java, SQL, HTML/CSS, JavaScript, </text:span><text:span text:style-name="T142">Git, </text:span><text:span text:style-name="T144">Unix,</text:span><text:span text:style-name="T145"> </text:span><text:span text:style-name="T146">Bootstrap, NumPy, </text:span><text:span text:style-name="T147">MATLAB</text:span><text:span text:style-name="T140"> </text:span><text:span text:style-name="T119"><text:s text:c="2"/></text:span><text:span text:style-name="T115"><text:s text:c="43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7T19:33:33.401372142</dc:date>
    <meta:editing-duration>P1DT14H14M33S</meta:editing-duration>
    <meta:editing-cycles>374</meta:editing-cycles>
    <meta:document-statistic meta:table-count="13" meta:image-count="6" meta:object-count="0" meta:page-count="2" meta:paragraph-count="65" meta:word-count="488" meta:character-count="5565" meta:non-whitespace-character-count="2929"/>
  </office:meta>
</office:document-meta>
</file>